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3.4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19" table:default-cell-style-name="Default"/>
        <table:table-row table:style-name="ro1">
          <table:table-cell office:value-type="string" calcext:value-type="string">
            <text:p>gemm_STANDARD</text:p>
          </table:table-cell>
          <table:table-cell table:formula="of:=MAX([.B3:.B100])" office:value-type="float" office:value="13774" calcext:value-type="float">
            <text:p>13774</text:p>
          </table:table-cell>
          <table:table-cell table:formula="of:=AVERAGE([.C3:.C100])" office:value-type="float" office:value="3473153640.85714" calcext:value-type="float">
            <text:p>3473153640.85714</text:p>
          </table:table-cell>
          <table:table-cell table:formula="of:=AVERAGE([.D3:.D100])" office:value-type="float" office:value="9239496195.5" calcext:value-type="float">
            <text:p>9239496195.5</text:p>
          </table:table-cell>
          <table:table-cell table:formula="of:=AVERAGE([.E3:.E100])" office:value-type="float" office:value="175680.785714286" calcext:value-type="float">
            <text:p>175680.785714286</text:p>
          </table:table-cell>
          <table:table-cell table:formula="of:=AVERAGE([.F3:.F100])" office:value-type="float" office:value="389667074.214286" calcext:value-type="float">
            <text:p>389667074.214286</text:p>
          </table:table-cell>
          <table:table-cell table:formula="of:=AVERAGE([.G3:.G100])" office:value-type="float" office:value="384570426.142857" calcext:value-type="float">
            <text:p>384570426.142857</text:p>
          </table:table-cell>
          <table:table-cell table:formula="of:=AVERAGE([.H3:.H100])" office:value-type="float" office:value="253987.785714286" calcext:value-type="float">
            <text:p>253987.785714286</text:p>
          </table:table-cell>
          <table:table-cell table:formula="of:=AVERAGE([.I3:.I100])" office:value-type="float" office:value="33.7857142857143" calcext:value-type="float">
            <text:p>33.7857142857</text:p>
          </table:table-cell>
          <table:table-cell table:formula="of:=AVERAGE([.J3:.J100])" office:value-type="float" office:value="0" calcext:value-type="float">
            <text:p>0</text:p>
          </table:table-cell>
          <table:table-cell table:formula="of:=AVERAGE([.K3:.K100])" office:value-type="float" office:value="97" calcext:value-type="float">
            <text:p>97</text:p>
          </table:table-cell>
          <table:table-cell table:formula="of:=AVERAGE([.L3:.L100])" office:value-type="float" office:value="0" calcext:value-type="float">
            <text:p>0</text:p>
          </table:table-cell>
          <table:table-cell table:formula="of:=AVERAGE([.M3:.M100])" office:value-type="string" office:string-value="" calcext:value-type="error">
            <text:p>#DIV/0!</text:p>
          </table:table-cell>
          <table:table-cell table:formula="of:=AVERAGE([.N3:.N100])" office:value-type="float" office:value="0.375889428571429" calcext:value-type="float">
            <text:p>0.3758894286</text:p>
          </table:table-cell>
          <table:table-cell table:formula="of:=AVERAGE([.O3:.O100])" office:value-type="float" office:value="175680.785714286" calcext:value-type="float">
            <text:p>175680.785714286</text:p>
          </table:table-cell>
          <table:table-cell table:formula="of:=AVERAGE([.P3:.P100])" office:value-type="float" office:value="25.3384187857143" calcext:value-type="float">
            <text:p>25.3384187857</text:p>
          </table:table-cell>
          <table:table-cell table:formula="of:=AVERAGE([.Q3:.Q100])" office:value-type="float" office:value="25.0069687857143" calcext:value-type="float">
            <text:p>25.0069687857</text:p>
          </table:table-cell>
          <table:table-cell table:formula="of:=AVERAGE([.R3:.R100])" office:value-type="float" office:value="0.0163914285714286" calcext:value-type="float">
            <text:p>0.0163914286</text:p>
          </table:table-cell>
          <table:table-cell table:formula="of:=AVERAGE([.S3:.S100])" office:value-type="float" office:value="1.01" calcext:value-type="float">
            <text:p>1.01</text:p>
          </table:table-cell>
          <table:table-cell table:formula="of:=AVERAGE([.T3:.T100])" office:value-type="float" office:value="2318.48214285714" calcext:value-type="float">
            <text:p>2318.4821428572</text:p>
          </table:table-cell>
        </table:table-row>
        <table:table-row table:style-name="ro1">
          <table:table-cell office:value-type="string" calcext:value-type="string">
            <text:p>PID <text:s text:c="2"/></text:p>
          </table:table-cell>
          <table:table-cell office:value-type="string" calcext:value-type="string">
            <text:p>time <text:s text:c="4"/></text:p>
          </table:table-cell>
          <table:table-cell office:value-type="string" calcext:value-type="string">
            <text:p>Instr Ret <text:s text:c="4"/></text:p>
          </table:table-cell>
          <table:table-cell office:value-type="string" calcext:value-type="string">
            <text:p>Unh Clk Cycles <text:s text:c="2"/></text:p>
          </table:table-cell>
          <table:table-cell office:value-type="string" calcext:value-type="string">
            <text:p>l2 trans reqs </text:p>
          </table:table-cell>
          <table:table-cell office:value-type="string" calcext:value-type="string">
            <text:p>l1lines <text:s text:c="6"/></text:p>
          </table:table-cell>
          <table:table-cell office:value-type="string" calcext:value-type="string">
            <text:p>l2lines <text:s text:c="6"/></text:p>
          </table:table-cell>
          <table:table-cell office:value-type="string" calcext:value-type="string">
            <text:p>Per Core bw <text:s text:c="2"/></text:p>
          </table:table-cell>
          <table:table-cell office:value-type="string" calcext:value-type="string">
            <text:p>Power <text:s text:c="8"/></text:p>
          </table:table-cell>
          <table:table-cell office:value-type="string" calcext:value-type="string">
            <text:p>Power2 <text:s text:c="7"/></text:p>
          </table:table-cell>
          <table:table-cell office:value-type="string" calcext:value-type="string">
            <text:p>Power3 <text:s text:c="7"/></text:p>
          </table:table-cell>
          <table:table-cell office:value-type="string" calcext:value-type="string">
            <text:p>bandwidth <text:s text:c="4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IPC <text:s text:c="10"/></text:p>
          </table:table-cell>
          <table:table-cell office:value-type="string" calcext:value-type="string">
            <text:p>MEM INTENSIITY</text:p>
          </table:table-cell>
          <table:table-cell office:value-type="string" calcext:value-type="string">
            <text:p>L2-&gt;L1 BW (MB)</text:p>
          </table:table-cell>
          <table:table-cell office:value-type="string" calcext:value-type="string">
            <text:p>L3-&gt;L2 BW (MB)</text:p>
          </table:table-cell>
          <table:table-cell office:value-type="string" calcext:value-type="string">
            <text:p>MM-&gt;L3 BW (MB)</text:p>
          </table:table-cell>
          <table:table-cell office:value-type="string" calcext:value-type="string">
            <text:p>L2 REUSE <text:s text:c="5"/></text:p>
          </table:table-cell>
          <table:table-cell office:value-type="string" calcext:value-type="string">
            <text:p>L3 REUSE <text:s text:c="5"/></text:p>
          </table:table-cell>
        </table:table-row>
        <table:table-row table:style-name="ro1">
          <table:table-cell office:value-type="float" office:value="34318" calcext:value-type="float">
            <text:p>34318</text:p>
          </table:table-cell>
          <table:table-cell office:value-type="float" office:value="1003" calcext:value-type="float">
            <text:p>1003</text:p>
          </table:table-cell>
          <table:table-cell office:value-type="float" office:value="3417990575" calcext:value-type="float">
            <text:p>3417990575</text:p>
          </table:table-cell>
          <table:table-cell office:value-type="float" office:value="9072687320" calcext:value-type="float">
            <text:p>9072687320</text:p>
          </table:table-cell>
          <table:table-cell office:value-type="float" office:value="363530" calcext:value-type="float">
            <text:p>363530</text:p>
          </table:table-cell>
          <table:table-cell office:value-type="float" office:value="381319823" calcext:value-type="float">
            <text:p>381319823</text:p>
          </table:table-cell>
          <table:table-cell office:value-type="float" office:value="376359688" calcext:value-type="float">
            <text:p>376359688</text:p>
          </table:table-cell>
          <table:table-cell office:value-type="float" office:value="787345" calcext:value-type="float">
            <text:p>787345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76734" calcext:value-type="float">
            <text:p>0.376734</text:p>
          </table:table-cell>
          <table:table-cell office:value-type="float" office:value="363530" calcext:value-type="float">
            <text:p>363530</text:p>
          </table:table-cell>
          <table:table-cell office:value-type="float" office:value="24.331472" calcext:value-type="float">
            <text:p>24.331472</text:p>
          </table:table-cell>
          <table:table-cell office:value-type="float" office:value="24.014975" calcext:value-type="float">
            <text:p>24.014975</text:p>
          </table:table-cell>
          <table:table-cell office:value-type="float" office:value="0.050239" calcext:value-type="float">
            <text:p>0.050239</text:p>
          </table:table-cell>
          <table:table-cell office:value-type="float" office:value="1.01" calcext:value-type="float">
            <text:p>1.01</text:p>
          </table:table-cell>
          <table:table-cell office:value-type="float" office:value="478.01" calcext:value-type="float">
            <text:p>478.01</text:p>
          </table:table-cell>
        </table:table-row>
        <table:table-row table:style-name="ro1">
          <table:table-cell office:value-type="float" office:value="34318" calcext:value-type="float">
            <text:p>34318</text:p>
          </table:table-cell>
          <table:table-cell office:value-type="float" office:value="2006" calcext:value-type="float">
            <text:p>2006</text:p>
          </table:table-cell>
          <table:table-cell office:value-type="float" office:value="3596448369" calcext:value-type="float">
            <text:p>3596448369</text:p>
          </table:table-cell>
          <table:table-cell office:value-type="float" office:value="9590920281" calcext:value-type="float">
            <text:p>9590920281</text:p>
          </table:table-cell>
          <table:table-cell office:value-type="float" office:value="135179" calcext:value-type="float">
            <text:p>135179</text:p>
          </table:table-cell>
          <table:table-cell office:value-type="float" office:value="405610324" calcext:value-type="float">
            <text:p>405610324</text:p>
          </table:table-cell>
          <table:table-cell office:value-type="float" office:value="400311374" calcext:value-type="float">
            <text:p>400311374</text:p>
          </table:table-cell>
          <table:table-cell office:value-type="float" office:value="135187" calcext:value-type="float">
            <text:p>135187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74985" calcext:value-type="float">
            <text:p>0.374985</text:p>
          </table:table-cell>
          <table:table-cell office:value-type="float" office:value="135179" calcext:value-type="float">
            <text:p>135179</text:p>
          </table:table-cell>
          <table:table-cell office:value-type="float" office:value="25.881416" calcext:value-type="float">
            <text:p>25.881416</text:p>
          </table:table-cell>
          <table:table-cell office:value-type="float" office:value="25.543297" calcext:value-type="float">
            <text:p>25.543297</text:p>
          </table:table-cell>
          <table:table-cell office:value-type="float" office:value="0.008626" calcext:value-type="float">
            <text:p>0.008626</text:p>
          </table:table-cell>
          <table:table-cell office:value-type="float" office:value="1.01" calcext:value-type="float">
            <text:p>1.01</text:p>
          </table:table-cell>
          <table:table-cell office:value-type="float" office:value="2961.17" calcext:value-type="float">
            <text:p>2961.17</text:p>
          </table:table-cell>
        </table:table-row>
        <table:table-row table:style-name="ro1">
          <table:table-cell office:value-type="float" office:value="34318" calcext:value-type="float">
            <text:p>34318</text:p>
          </table:table-cell>
          <table:table-cell office:value-type="float" office:value="3009" calcext:value-type="float">
            <text:p>3009</text:p>
          </table:table-cell>
          <table:table-cell office:value-type="float" office:value="3589287606" calcext:value-type="float">
            <text:p>3589287606</text:p>
          </table:table-cell>
          <table:table-cell office:value-type="float" office:value="9506273470" calcext:value-type="float">
            <text:p>9506273470</text:p>
          </table:table-cell>
          <table:table-cell office:value-type="float" office:value="271395" calcext:value-type="float">
            <text:p>271395</text:p>
          </table:table-cell>
          <table:table-cell office:value-type="float" office:value="399206977" calcext:value-type="float">
            <text:p>399206977</text:p>
          </table:table-cell>
          <table:table-cell office:value-type="float" office:value="393948190" calcext:value-type="float">
            <text:p>393948190</text:p>
          </table:table-cell>
          <table:table-cell office:value-type="float" office:value="445870" calcext:value-type="float">
            <text:p>445870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7757" calcext:value-type="float">
            <text:p>0.37757</text:p>
          </table:table-cell>
          <table:table-cell office:value-type="float" office:value="271395" calcext:value-type="float">
            <text:p>271395</text:p>
          </table:table-cell>
          <table:table-cell office:value-type="float" office:value="25.472828" calcext:value-type="float">
            <text:p>25.472828</text:p>
          </table:table-cell>
          <table:table-cell office:value-type="float" office:value="25.137272" calcext:value-type="float">
            <text:p>25.137272</text:p>
          </table:table-cell>
          <table:table-cell office:value-type="float" office:value="0.02845" calcext:value-type="float">
            <text:p>0.02845</text:p>
          </table:table-cell>
          <table:table-cell office:value-type="float" office:value="1.01" calcext:value-type="float">
            <text:p>1.01</text:p>
          </table:table-cell>
          <table:table-cell office:value-type="float" office:value="883.55" calcext:value-type="float">
            <text:p>883.55</text:p>
          </table:table-cell>
        </table:table-row>
        <table:table-row table:style-name="ro1">
          <table:table-cell office:value-type="float" office:value="34318" calcext:value-type="float">
            <text:p>34318</text:p>
          </table:table-cell>
          <table:table-cell office:value-type="float" office:value="4012" calcext:value-type="float">
            <text:p>4012</text:p>
          </table:table-cell>
          <table:table-cell office:value-type="float" office:value="3528945574" calcext:value-type="float">
            <text:p>3528945574</text:p>
          </table:table-cell>
          <table:table-cell office:value-type="float" office:value="9411260192" calcext:value-type="float">
            <text:p>9411260192</text:p>
          </table:table-cell>
          <table:table-cell office:value-type="float" office:value="111684" calcext:value-type="float">
            <text:p>111684</text:p>
          </table:table-cell>
          <table:table-cell office:value-type="float" office:value="397962612" calcext:value-type="float">
            <text:p>397962612</text:p>
          </table:table-cell>
          <table:table-cell office:value-type="float" office:value="392789059" calcext:value-type="float">
            <text:p>392789059</text:p>
          </table:table-cell>
          <table:table-cell office:value-type="float" office:value="111697" calcext:value-type="float">
            <text:p>111697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74971" calcext:value-type="float">
            <text:p>0.374971</text:p>
          </table:table-cell>
          <table:table-cell office:value-type="float" office:value="111684" calcext:value-type="float">
            <text:p>111684</text:p>
          </table:table-cell>
          <table:table-cell office:value-type="float" office:value="25.393427" calcext:value-type="float">
            <text:p>25.393427</text:p>
          </table:table-cell>
          <table:table-cell office:value-type="float" office:value="25.063309" calcext:value-type="float">
            <text:p>25.063309</text:p>
          </table:table-cell>
          <table:table-cell office:value-type="float" office:value="0.007127" calcext:value-type="float">
            <text:p>0.007127</text:p>
          </table:table-cell>
          <table:table-cell office:value-type="float" office:value="1.01" calcext:value-type="float">
            <text:p>1.01</text:p>
          </table:table-cell>
          <table:table-cell office:value-type="float" office:value="3516.56" calcext:value-type="float">
            <text:p>3516.56</text:p>
          </table:table-cell>
        </table:table-row>
        <table:table-row table:style-name="ro1">
          <table:table-cell office:value-type="float" office:value="34318" calcext:value-type="float">
            <text:p>34318</text:p>
          </table:table-cell>
          <table:table-cell office:value-type="float" office:value="5014" calcext:value-type="float">
            <text:p>5014</text:p>
          </table:table-cell>
          <table:table-cell office:value-type="float" office:value="3539809488" calcext:value-type="float">
            <text:p>3539809488</text:p>
          </table:table-cell>
          <table:table-cell office:value-type="float" office:value="9438050636" calcext:value-type="float">
            <text:p>9438050636</text:p>
          </table:table-cell>
          <table:table-cell office:value-type="float" office:value="131412" calcext:value-type="float">
            <text:p>131412</text:p>
          </table:table-cell>
          <table:table-cell office:value-type="float" office:value="399241061" calcext:value-type="float">
            <text:p>399241061</text:p>
          </table:table-cell>
          <table:table-cell office:value-type="float" office:value="394008529" calcext:value-type="float">
            <text:p>394008529</text:p>
          </table:table-cell>
          <table:table-cell office:value-type="float" office:value="131414" calcext:value-type="float">
            <text:p>131414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75057" calcext:value-type="float">
            <text:p>0.375057</text:p>
          </table:table-cell>
          <table:table-cell office:value-type="float" office:value="131412" calcext:value-type="float">
            <text:p>131412</text:p>
          </table:table-cell>
          <table:table-cell office:value-type="float" office:value="25.500427" calcext:value-type="float">
            <text:p>25.500427</text:p>
          </table:table-cell>
          <table:table-cell office:value-type="float" office:value="25.166214" calcext:value-type="float">
            <text:p>25.166214</text:p>
          </table:table-cell>
          <table:table-cell office:value-type="float" office:value="0.008394" calcext:value-type="float">
            <text:p>0.008394</text:p>
          </table:table-cell>
          <table:table-cell office:value-type="float" office:value="1.01" calcext:value-type="float">
            <text:p>1.01</text:p>
          </table:table-cell>
          <table:table-cell office:value-type="float" office:value="2998.22" calcext:value-type="float">
            <text:p>2998.22</text:p>
          </table:table-cell>
        </table:table-row>
        <table:table-row table:style-name="ro1">
          <table:table-cell office:value-type="float" office:value="34318" calcext:value-type="float">
            <text:p>34318</text:p>
          </table:table-cell>
          <table:table-cell office:value-type="float" office:value="6017" calcext:value-type="float">
            <text:p>6017</text:p>
          </table:table-cell>
          <table:table-cell office:value-type="float" office:value="3668008541" calcext:value-type="float">
            <text:p>3668008541</text:p>
          </table:table-cell>
          <table:table-cell office:value-type="float" office:value="9715245435" calcext:value-type="float">
            <text:p>9715245435</text:p>
          </table:table-cell>
          <table:table-cell office:value-type="float" office:value="239164" calcext:value-type="float">
            <text:p>239164</text:p>
          </table:table-cell>
          <table:table-cell office:value-type="float" office:value="407976387" calcext:value-type="float">
            <text:p>407976387</text:p>
          </table:table-cell>
          <table:table-cell office:value-type="float" office:value="402636407" calcext:value-type="float">
            <text:p>402636407</text:p>
          </table:table-cell>
          <table:table-cell office:value-type="float" office:value="410922" calcext:value-type="float">
            <text:p>410922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77552" calcext:value-type="float">
            <text:p>0.377552</text:p>
          </table:table-cell>
          <table:table-cell office:value-type="float" office:value="239164" calcext:value-type="float">
            <text:p>239164</text:p>
          </table:table-cell>
          <table:table-cell office:value-type="float" office:value="26.032391" calcext:value-type="float">
            <text:p>26.032391</text:p>
          </table:table-cell>
          <table:table-cell office:value-type="float" office:value="25.691656" calcext:value-type="float">
            <text:p>25.691656</text:p>
          </table:table-cell>
          <table:table-cell office:value-type="float" office:value="0.02622" calcext:value-type="float">
            <text:p>0.02622</text:p>
          </table:table-cell>
          <table:table-cell office:value-type="float" office:value="1.01" calcext:value-type="float">
            <text:p>1.01</text:p>
          </table:table-cell>
          <table:table-cell office:value-type="float" office:value="979.84" calcext:value-type="float">
            <text:p>979.84</text:p>
          </table:table-cell>
        </table:table-row>
        <table:table-row table:style-name="ro1">
          <table:table-cell office:value-type="float" office:value="34318" calcext:value-type="float">
            <text:p>34318</text:p>
          </table:table-cell>
          <table:table-cell office:value-type="float" office:value="7020" calcext:value-type="float">
            <text:p>7020</text:p>
          </table:table-cell>
          <table:table-cell office:value-type="float" office:value="3525636769" calcext:value-type="float">
            <text:p>3525636769</text:p>
          </table:table-cell>
          <table:table-cell office:value-type="float" office:value="9402375279" calcext:value-type="float">
            <text:p>9402375279</text:p>
          </table:table-cell>
          <table:table-cell office:value-type="float" office:value="115626" calcext:value-type="float">
            <text:p>115626</text:p>
          </table:table-cell>
          <table:table-cell office:value-type="float" office:value="397597119" calcext:value-type="float">
            <text:p>397597119</text:p>
          </table:table-cell>
          <table:table-cell office:value-type="float" office:value="392424134" calcext:value-type="float">
            <text:p>392424134</text:p>
          </table:table-cell>
          <table:table-cell office:value-type="float" office:value="115639" calcext:value-type="float">
            <text:p>115639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74973" calcext:value-type="float">
            <text:p>0.374973</text:p>
          </table:table-cell>
          <table:table-cell office:value-type="float" office:value="115626" calcext:value-type="float">
            <text:p>115626</text:p>
          </table:table-cell>
          <table:table-cell office:value-type="float" office:value="25.370106" calcext:value-type="float">
            <text:p>25.370106</text:p>
          </table:table-cell>
          <table:table-cell office:value-type="float" office:value="25.040024" calcext:value-type="float">
            <text:p>25.040024</text:p>
          </table:table-cell>
          <table:table-cell office:value-type="float" office:value="0.007379" calcext:value-type="float">
            <text:p>0.007379</text:p>
          </table:table-cell>
          <table:table-cell office:value-type="float" office:value="1.01" calcext:value-type="float">
            <text:p>1.01</text:p>
          </table:table-cell>
          <table:table-cell office:value-type="float" office:value="3393.53" calcext:value-type="float">
            <text:p>3393.53</text:p>
          </table:table-cell>
        </table:table-row>
        <table:table-row table:style-name="ro1">
          <table:table-cell office:value-type="float" office:value="34318" calcext:value-type="float">
            <text:p>34318</text:p>
          </table:table-cell>
          <table:table-cell office:value-type="float" office:value="8023" calcext:value-type="float">
            <text:p>8023</text:p>
          </table:table-cell>
          <table:table-cell office:value-type="float" office:value="3462241892" calcext:value-type="float">
            <text:p>3462241892</text:p>
          </table:table-cell>
          <table:table-cell office:value-type="float" office:value="9230711279" calcext:value-type="float">
            <text:p>9230711279</text:p>
          </table:table-cell>
          <table:table-cell office:value-type="float" office:value="139820" calcext:value-type="float">
            <text:p>139820</text:p>
          </table:table-cell>
          <table:table-cell office:value-type="float" office:value="390504326" calcext:value-type="float">
            <text:p>390504326</text:p>
          </table:table-cell>
          <table:table-cell office:value-type="float" office:value="385375569" calcext:value-type="float">
            <text:p>385375569</text:p>
          </table:table-cell>
          <table:table-cell office:value-type="float" office:value="139810" calcext:value-type="float">
            <text:p>139810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75079" calcext:value-type="float">
            <text:p>0.375079</text:p>
          </table:table-cell>
          <table:table-cell office:value-type="float" office:value="139820" calcext:value-type="float">
            <text:p>139820</text:p>
          </table:table-cell>
          <table:table-cell office:value-type="float" office:value="24.917524" calcext:value-type="float">
            <text:p>24.917524</text:p>
          </table:table-cell>
          <table:table-cell office:value-type="float" office:value="24.590267" calcext:value-type="float">
            <text:p>24.590267</text:p>
          </table:table-cell>
          <table:table-cell office:value-type="float" office:value="0.008921" calcext:value-type="float">
            <text:p>0.008921</text:p>
          </table:table-cell>
          <table:table-cell office:value-type="float" office:value="1.01" calcext:value-type="float">
            <text:p>1.01</text:p>
          </table:table-cell>
          <table:table-cell office:value-type="float" office:value="2756.42" calcext:value-type="float">
            <text:p>2756.42</text:p>
          </table:table-cell>
        </table:table-row>
        <table:table-row table:style-name="ro1">
          <table:table-cell office:value-type="float" office:value="34318" calcext:value-type="float">
            <text:p>34318</text:p>
          </table:table-cell>
          <table:table-cell office:value-type="float" office:value="9026" calcext:value-type="float">
            <text:p>9026</text:p>
          </table:table-cell>
          <table:table-cell office:value-type="float" office:value="3583301834" calcext:value-type="float">
            <text:p>3583301834</text:p>
          </table:table-cell>
          <table:table-cell office:value-type="float" office:value="9489530513" calcext:value-type="float">
            <text:p>9489530513</text:p>
          </table:table-cell>
          <table:table-cell office:value-type="float" office:value="226529" calcext:value-type="float">
            <text:p>226529</text:p>
          </table:table-cell>
          <table:table-cell office:value-type="float" office:value="398460220" calcext:value-type="float">
            <text:p>398460220</text:p>
          </table:table-cell>
          <table:table-cell office:value-type="float" office:value="393241806" calcext:value-type="float">
            <text:p>393241806</text:p>
          </table:table-cell>
          <table:table-cell office:value-type="float" office:value="391129" calcext:value-type="float">
            <text:p>391129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77606" calcext:value-type="float">
            <text:p>0.377606</text:p>
          </table:table-cell>
          <table:table-cell office:value-type="float" office:value="226529" calcext:value-type="float">
            <text:p>226529</text:p>
          </table:table-cell>
          <table:table-cell office:value-type="float" office:value="25.425179" calcext:value-type="float">
            <text:p>25.425179</text:p>
          </table:table-cell>
          <table:table-cell office:value-type="float" office:value="25.092197" calcext:value-type="float">
            <text:p>25.092197</text:p>
          </table:table-cell>
          <table:table-cell office:value-type="float" office:value="0.024957" calcext:value-type="float">
            <text:p>0.024957</text:p>
          </table:table-cell>
          <table:table-cell office:value-type="float" office:value="1.01" calcext:value-type="float">
            <text:p>1.01</text:p>
          </table:table-cell>
          <table:table-cell office:value-type="float" office:value="1005.4" calcext:value-type="float">
            <text:p>1005.4</text:p>
          </table:table-cell>
        </table:table-row>
        <table:table-row table:style-name="ro1">
          <table:table-cell office:value-type="float" office:value="34318" calcext:value-type="float">
            <text:p>34318</text:p>
          </table:table-cell>
          <table:table-cell office:value-type="float" office:value="10029" calcext:value-type="float">
            <text:p>10029</text:p>
          </table:table-cell>
          <table:table-cell office:value-type="float" office:value="3605389299" calcext:value-type="float">
            <text:p>3605389299</text:p>
          </table:table-cell>
          <table:table-cell office:value-type="float" office:value="9614634266" calcext:value-type="float">
            <text:p>9614634266</text:p>
          </table:table-cell>
          <table:table-cell office:value-type="float" office:value="122522" calcext:value-type="float">
            <text:p>122522</text:p>
          </table:table-cell>
          <table:table-cell office:value-type="float" office:value="406589275" calcext:value-type="float">
            <text:p>406589275</text:p>
          </table:table-cell>
          <table:table-cell office:value-type="float" office:value="401305649" calcext:value-type="float">
            <text:p>401305649</text:p>
          </table:table-cell>
          <table:table-cell office:value-type="float" office:value="122522" calcext:value-type="float">
            <text:p>122522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7499" calcext:value-type="float">
            <text:p>0.37499</text:p>
          </table:table-cell>
          <table:table-cell office:value-type="float" office:value="122522" calcext:value-type="float">
            <text:p>122522</text:p>
          </table:table-cell>
          <table:table-cell office:value-type="float" office:value="25.943882" calcext:value-type="float">
            <text:p>25.943882</text:p>
          </table:table-cell>
          <table:table-cell office:value-type="float" office:value="25.606743" calcext:value-type="float">
            <text:p>25.606743</text:p>
          </table:table-cell>
          <table:table-cell office:value-type="float" office:value="0.007818" calcext:value-type="float">
            <text:p>0.007818</text:p>
          </table:table-cell>
          <table:table-cell office:value-type="float" office:value="1.01" calcext:value-type="float">
            <text:p>1.01</text:p>
          </table:table-cell>
          <table:table-cell office:value-type="float" office:value="3275.38" calcext:value-type="float">
            <text:p>3275.38</text:p>
          </table:table-cell>
        </table:table-row>
        <table:table-row table:style-name="ro1">
          <table:table-cell office:value-type="float" office:value="34318" calcext:value-type="float">
            <text:p>34318</text:p>
          </table:table-cell>
          <table:table-cell office:value-type="float" office:value="11032" calcext:value-type="float">
            <text:p>11032</text:p>
          </table:table-cell>
          <table:table-cell office:value-type="float" office:value="3481880027" calcext:value-type="float">
            <text:p>3481880027</text:p>
          </table:table-cell>
          <table:table-cell office:value-type="float" office:value="9214345304" calcext:value-type="float">
            <text:p>9214345304</text:p>
          </table:table-cell>
          <table:table-cell office:value-type="float" office:value="257502" calcext:value-type="float">
            <text:p>257502</text:p>
          </table:table-cell>
          <table:table-cell office:value-type="float" office:value="387065772" calcext:value-type="float">
            <text:p>387065772</text:p>
          </table:table-cell>
          <table:table-cell office:value-type="float" office:value="381951431" calcext:value-type="float">
            <text:p>381951431</text:p>
          </table:table-cell>
          <table:table-cell office:value-type="float" office:value="419841" calcext:value-type="float">
            <text:p>419841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77876" calcext:value-type="float">
            <text:p>0.377876</text:p>
          </table:table-cell>
          <table:table-cell office:value-type="float" office:value="257502" calcext:value-type="float">
            <text:p>257502</text:p>
          </table:table-cell>
          <table:table-cell office:value-type="float" office:value="24.698114" calcext:value-type="float">
            <text:p>24.698114</text:p>
          </table:table-cell>
          <table:table-cell office:value-type="float" office:value="24.371777" calcext:value-type="float">
            <text:p>24.371777</text:p>
          </table:table-cell>
          <table:table-cell office:value-type="float" office:value="0.026789" calcext:value-type="float">
            <text:p>0.026789</text:p>
          </table:table-cell>
          <table:table-cell office:value-type="float" office:value="1.01" calcext:value-type="float">
            <text:p>1.01</text:p>
          </table:table-cell>
          <table:table-cell office:value-type="float" office:value="909.75" calcext:value-type="float">
            <text:p>909.75</text:p>
          </table:table-cell>
        </table:table-row>
        <table:table-row table:style-name="ro1">
          <table:table-cell office:value-type="float" office:value="34318" calcext:value-type="float">
            <text:p>34318</text:p>
          </table:table-cell>
          <table:table-cell office:value-type="float" office:value="12035" calcext:value-type="float">
            <text:p>12035</text:p>
          </table:table-cell>
          <table:table-cell office:value-type="float" office:value="3557459697" calcext:value-type="float">
            <text:p>3557459697</text:p>
          </table:table-cell>
          <table:table-cell office:value-type="float" office:value="9488967739" calcext:value-type="float">
            <text:p>9488967739</text:p>
          </table:table-cell>
          <table:table-cell office:value-type="float" office:value="112397" calcext:value-type="float">
            <text:p>112397</text:p>
          </table:table-cell>
          <table:table-cell office:value-type="float" office:value="401188254" calcext:value-type="float">
            <text:p>401188254</text:p>
          </table:table-cell>
          <table:table-cell office:value-type="float" office:value="395960894" calcext:value-type="float">
            <text:p>395960894</text:p>
          </table:table-cell>
          <table:table-cell office:value-type="float" office:value="112402" calcext:value-type="float">
            <text:p>112402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74905" calcext:value-type="float">
            <text:p>0.374905</text:p>
          </table:table-cell>
          <table:table-cell office:value-type="float" office:value="112397" calcext:value-type="float">
            <text:p>112397</text:p>
          </table:table-cell>
          <table:table-cell office:value-type="float" office:value="25.599251" calcext:value-type="float">
            <text:p>25.599251</text:p>
          </table:table-cell>
          <table:table-cell office:value-type="float" office:value="25.265699" calcext:value-type="float">
            <text:p>25.265699</text:p>
          </table:table-cell>
          <table:table-cell office:value-type="float" office:value="0.007172" calcext:value-type="float">
            <text:p>0.007172</text:p>
          </table:table-cell>
          <table:table-cell office:value-type="float" office:value="1.01" calcext:value-type="float">
            <text:p>1.01</text:p>
          </table:table-cell>
          <table:table-cell office:value-type="float" office:value="3522.72" calcext:value-type="float">
            <text:p>3522.72</text:p>
          </table:table-cell>
        </table:table-row>
        <table:table-row table:style-name="ro1">
          <table:table-cell office:value-type="float" office:value="34318" calcext:value-type="float">
            <text:p>34318</text:p>
          </table:table-cell>
          <table:table-cell office:value-type="float" office:value="13038" calcext:value-type="float">
            <text:p>13038</text:p>
          </table:table-cell>
          <table:table-cell office:value-type="float" office:value="3518731589" calcext:value-type="float">
            <text:p>3518731589</text:p>
          </table:table-cell>
          <table:table-cell office:value-type="float" office:value="9383538952" calcext:value-type="float">
            <text:p>9383538952</text:p>
          </table:table-cell>
          <table:table-cell office:value-type="float" office:value="120551" calcext:value-type="float">
            <text:p>120551</text:p>
          </table:table-cell>
          <table:table-cell office:value-type="float" office:value="396844858" calcext:value-type="float">
            <text:p>396844858</text:p>
          </table:table-cell>
          <table:table-cell office:value-type="float" office:value="391661027" calcext:value-type="float">
            <text:p>391661027</text:p>
          </table:table-cell>
          <table:table-cell office:value-type="float" office:value="120547" calcext:value-type="float">
            <text:p>120547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7499" calcext:value-type="float">
            <text:p>0.37499</text:p>
          </table:table-cell>
          <table:table-cell office:value-type="float" office:value="120551" calcext:value-type="float">
            <text:p>120551</text:p>
          </table:table-cell>
          <table:table-cell office:value-type="float" office:value="25.322105" calcext:value-type="float">
            <text:p>25.322105</text:p>
          </table:table-cell>
          <table:table-cell office:value-type="float" office:value="24.991331" calcext:value-type="float">
            <text:p>24.991331</text:p>
          </table:table-cell>
          <table:table-cell office:value-type="float" office:value="0.007692" calcext:value-type="float">
            <text:p>0.007692</text:p>
          </table:table-cell>
          <table:table-cell office:value-type="float" office:value="1.01" calcext:value-type="float">
            <text:p>1.01</text:p>
          </table:table-cell>
          <table:table-cell office:value-type="float" office:value="3249.03" calcext:value-type="float">
            <text:p>3249.03</text:p>
          </table:table-cell>
        </table:table-row>
        <table:table-row table:style-name="ro1">
          <table:table-cell office:value-type="float" office:value="34318" calcext:value-type="float">
            <text:p>34318</text:p>
          </table:table-cell>
          <table:table-cell office:value-type="float" office:value="13774" calcext:value-type="float">
            <text:p>13774</text:p>
          </table:table-cell>
          <table:table-cell office:value-type="float" office:value="2549019712" calcext:value-type="float">
            <text:p>2549019712</text:p>
          </table:table-cell>
          <table:table-cell office:value-type="float" office:value="6794406071" calcext:value-type="float">
            <text:p>6794406071</text:p>
          </table:table-cell>
          <table:table-cell office:value-type="float" office:value="112220" calcext:value-type="float">
            <text:p>112220</text:p>
          </table:table-cell>
          <table:table-cell office:value-type="float" office:value="285772031" calcext:value-type="float">
            <text:p>285772031</text:p>
          </table:table-cell>
          <table:table-cell office:value-type="float" office:value="282012209" calcext:value-type="float">
            <text:p>282012209</text:p>
          </table:table-cell>
          <table:table-cell office:value-type="float" office:value="111504" calcext:value-type="float">
            <text:p>111504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75164" calcext:value-type="float">
            <text:p>0.375164</text:p>
          </table:table-cell>
          <table:table-cell office:value-type="float" office:value="112220" calcext:value-type="float">
            <text:p>112220</text:p>
          </table:table-cell>
          <table:table-cell office:value-type="float" office:value="24.849741" calcext:value-type="float">
            <text:p>24.849741</text:p>
          </table:table-cell>
          <table:table-cell office:value-type="float" office:value="24.522802" calcext:value-type="float">
            <text:p>24.522802</text:p>
          </table:table-cell>
          <table:table-cell office:value-type="float" office:value="0.009696" calcext:value-type="float">
            <text:p>0.009696</text:p>
          </table:table-cell>
          <table:table-cell office:value-type="float" office:value="1.01" calcext:value-type="float">
            <text:p>1.01</text:p>
          </table:table-cell>
          <table:table-cell office:value-type="float" office:value="2529.17" calcext:value-type="float">
            <text:p>2529.1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4">00/00/0000</text:date>, <text:time style:data-style-name="N2" text:time-value="15:40:40.92214816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24T15:37:21.437384676</meta:creation-date>
    <dc:date>2016-07-24T15:59:37.922015381</dc:date>
    <meta:editing-duration>PT11M27S</meta:editing-duration>
    <meta:editing-cycles>12</meta:editing-cycles>
    <meta:generator>LibreOffice/5.1.4.2$Linux_X86_64 LibreOffice_project/10m0$Build-2</meta:generator>
    <meta:document-statistic meta:table-count="1" meta:cell-count="320" meta:object-count="0"/>
  </office:meta>
</office:document-meta>
</file>